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none" style:font-size-asian="10.5pt" style:font-size-complex="12pt"/>
    </style:style>
    <style:style style:name="P2" style:family="paragraph" style:parent-style-name="Standard">
      <style:text-properties fo:font-size="12pt" style:text-underline-style="none" style:font-size-asian="12pt" style:font-size-complex="12pt"/>
    </style:style>
    <style:style style:name="P3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/>
    </style:style>
    <style:style style:name="P4" style:family="paragraph" style:parent-style-name="Standard">
      <style:text-properties fo:font-size="14pt" style:text-underline-style="none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Title</text:p>
      <text:p text:style-name="P3"/>
      <text:p text:style-name="P2">TBD</text:p>
      <text:p text:style-name="P3"/>
      <text:p text:style-name="P3"/>
      <text:p text:style-name="P3"/>
      <text:p text:style-name="P3">Group Members</text:p>
      <text:p text:style-name="P3"/>
      <text:p text:style-name="P4">Cameron Alexander</text:p>
      <text:p text:style-name="P4">Eddie Tai</text:p>
      <text:p text:style-name="P4">Chunlan-Lee</text:p>
      <text:p text:style-name="P4"/>
      <text:p text:style-name="P4"/>
      <text:p text:style-name="P3">Issues to explore</text:p>
      <text:p text:style-name="P3"/>
      <text:p text:style-name="P4">Bitcoin becoming a target for cyber criminals </text:p>
      <text:p text:style-name="P4">Bitcoin unregulated by any country or bank</text:p>
      <text:p text:style-name="P4"/>
      <text:p text:style-name="P3"><text:a xlink:type="simple" xlink:href="http://www.cnbc.com/id/101213462">www.cnbc.com/id/101213462</text:a> (got most of the starting stuff from this website)</text:p>
      <text:p text:style-name="P3"/>
      <text:p text:style-name="P3"/>
      <text:p text:style-name="P3"/>
      <text:p text:style-name="P3"/>
      <text:p text:style-name="P3"/>
      <text:p text:style-name="P3"/>
      <text:p text:style-name="P3">Reasons for exploring Issues</text:p>
      <text:p text:style-name="P1"/>
      <text:p text:style-name="P4">Current is becoming very popular</text:p>
      <text:p text:style-name="P4">Value of bitcoin is increasingly ris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mput 274/275</meta:initial-creator>
    <meta:creation-date>2014-03-02T09:29:15</meta:creation-date>
    <meta:generator>LibreOffice/3.5$Linux_x86 LibreOffice_project/350m1$Build-2</meta:generator>
    <dc:date>2014-03-02T09:41:04</dc:date>
    <dc:creator>Cmput 274/275</dc:creator>
    <meta:editing-duration>PT27S</meta:editing-duration>
    <meta:editing-cycles>3</meta:editing-cycles>
    <meta:document-statistic meta:table-count="0" meta:image-count="0" meta:object-count="0" meta:page-count="1" meta:paragraph-count="13" meta:word-count="51" meta:character-count="338" meta:non-whitespace-character-count="299"/>
  </office:meta>
</office:document-meta>
</file>